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Standard">
      <style:paragraph-properties style:text-autospace="none"/>
      <style:text-properties fo:color="#0000ff" style:font-name="Consolas" fo:font-size="9.5pt" style:font-name-asian="Consolas" style:font-size-asian="9.5pt" style:font-name-complex="Consolas" style:font-size-complex="9.5pt"/>
    </style:style>
    <style:style style:name="T1" style:family="text">
      <style:text-properties fo:font-style="italic" style:font-style-asian="italic" style:font-style-complex="italic"/>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2b91af" style:font-name="Consolas" fo:font-size="9.5pt" style:font-name-asian="Consolas" style:font-size-asian="9.5pt" style:font-name-complex="Consolas" style:font-size-complex="9.5pt"/>
    </style:style>
    <style:style style:name="T5" style:family="text">
      <style:text-properties fo:color="#a31515" style:font-name="Consolas" fo:font-size="9.5pt" style:font-name-asian="Consolas" style:font-size-asian="9.5pt" style:font-name-complex="Consolas" style:font-size-complex="9.5pt"/>
    </style:style>
    <style:style style:name="T6" style:family="text">
      <style:text-properties officeooo:rsid="00022ceb"/>
    </style:style>
    <style:style style:name="T7" style:family="text">
      <style:text-properties officeooo:rsid="00026225"/>
    </style:style>
    <style:style style:name="T8" style:family="text">
      <style:text-properties officeooo:rsid="00059d76"/>
    </style:style>
    <style:style style:name="T9" style:family="text">
      <style:text-properties officeooo:rsid="000731ea"/>
    </style:style>
    <style:style style:name="T10" style:family="text">
      <style:text-properties officeooo:rsid="000749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documents is a quick list of best practices when creating Windows Presentation Framework (WPF) custom controls.</text:p>
      <text:p text:style-name="P1"/>
      <text:p text:style-name="P1">This document only addresses custom controls that inherit from the UserControl class, not controls made to enhance or specialize an existing WPF control.</text:p>
      <text:p text:style-name="P1"/>
      <text:p text:style-name="P1">Namespace</text:p>
      <text:p text:style-name="P1"/>
      <text:p text:style-name="P1">You can plan for the future and choose a namespace for your project that is not related to the product that will consume the control, or to the control itself.</text:p>
      <text:p text:style-name="P1"/>
      <text:p text:style-name="P1">For instance, if you create your own folder browser and plan to use it in some image editor, you should not call use a namespace like 'FolderBrower' or 'ImageEditor'. This is because:</text:p>
      <text:p text:style-name="P1">. Later you might want to create more custom controls and use the same namespace for all of them.</text:p>
      <text:p text:style-name="P1">. You might want to reuse the control for another project that has nothing to do with an image editor.</text:p>
      <text:p text:style-name="P1"/>
      <text:p text:style-name="P1">Instead, you can pick a more generic name such as 'CustomControls'.</text:p>
      <text:p text:style-name="P1"/>
      <text:p text:style-name="P1">Xaml namespace</text:p>
      <text:p text:style-name="P1"/>
      <text:p text:style-name="P1">You can either use one assembly to contain all your present and future custom controls, or you can create one assembly per control. The former approach means your assembly will change each time you add a control, with issues when maintaining version numbers, and the solution source files. Also, it implies having all custom controls publicly available, not only those you want to see in your application.</text:p>
      <text:p text:style-name="P1"/>
      <text:p text:style-name="P1">With the later approach, you can use one assembly per custom control (or at least group them logically), with the disadvantage that they must all be referenced separately in application xaml files.</text:p>
      <text:p text:style-name="P1"/>
      <text:p text:style-name="P1">To avoid this issue, you can add the following line in the AssemblyInfo.cs file of each projects used to build a custom control:</text:p>
      <text:p text:style-name="P1"/>
      <text:p text:style-name="P1">using System.Windows.Markup;</text:p>
      <text:p text:style-name="P1">[assembly: XmlnsDefinitionAttribute("&lt;my xaml namespace&gt;", "&lt;my C# namespace")]</text:p>
      <text:p text:style-name="P1"/>
      <text:p text:style-name="P1">With "&lt;my xaml namespace&gt;" the string that will be used in xaml files in the application, and "&lt;my C# namespace" the namespace used in the cutom control code-behind.</text:p>
      <text:p text:style-name="P1"/>
      <text:p text:style-name="P1">For instance, you can have the following declaration for the custom control code-behind:</text:p>
      <text:p text:style-name="P1"/>
      <text:p text:style-name="P1">namespace CustomControls</text:p>
      <text:p text:style-name="P1">{</text:p>
      <text:p text:style-name="P1"><text:s text:c="4"/>public partial class FolderBrowser : UserControl</text:p>
      <text:p text:style-name="P1"><text:s text:c="4"/>{</text:p>
      <text:p text:style-name="P1"><text:s text:c="8"/>...</text:p>
      <text:p text:style-name="P1"><text:s text:c="4"/>}</text:p>
      <text:p text:style-name="P1">}</text:p>
      <text:p text:style-name="P1"/>
      <text:p text:style-name="P1">In your custom control xaml file:</text:p>
      <text:p text:style-name="P1"/>
      <text:p text:style-name="P1">&lt;UserControl x:Class="CustomControls.FolderBrowser"</text:p>
      <text:p text:style-name="P1"><text:soft-page-break/><text:s text:c="13"/>xmlns="http://schemas.microsoft.com/winfx/2006/xaml/presentation"</text:p>
      <text:p text:style-name="P1"><text:s text:c="13"/>xmlns:x="http://schemas.microsoft.com/winfx/2006/xaml"&gt;</text:p>
      <text:p text:style-name="P1"><text:s text:c="4"/>...</text:p>
      <text:p text:style-name="P1">&lt;/UserControl&gt;</text:p>
      <text:p text:style-name="P1"/>
      <text:p text:style-name="P1">In your AssemblyInfo.cs file in the custom control project:</text:p>
      <text:p text:style-name="P1"/>
      <text:p text:style-name="P1">using System.Windows.Markup;</text:p>
      <text:p text:style-name="P1">[assembly: XmlnsDefinitionAttribute("CustomControlsLibrary", "CustomControls")]</text:p>
      <text:p text:style-name="P1"/>
      <text:p text:style-name="P1">And finally in the xaml file that consumes the custom control:</text:p>
      <text:p text:style-name="P1"/>
      <text:p text:style-name="P1">&lt;Window x:Class="MyApp.MainWindow"</text:p>
      <text:p text:style-name="P1"><text:s text:c="8"/>xmlns="http://schemas.microsoft.com/winfx/2006/xaml/presentation"</text:p>
      <text:p text:style-name="P1"><text:s text:c="8"/>xmlns:x="http://schemas.microsoft.com/winfx/2006/xaml"</text:p>
      <text:p text:style-name="P1"><text:s text:c="8"/>xmlns:ctrl="CustomControlsLibrary"&gt;</text:p>
      <text:p text:style-name="P1"><text:s text:c="4"/>...</text:p>
      <text:p text:style-name="P1"><text:s text:c="4"/>&lt;ctrl:FolderBrowser/&gt;</text:p>
      <text:p text:style-name="P1"><text:s text:c="4"/>...</text:p>
      <text:p text:style-name="P1">&lt;/Window&gt;</text:p>
      <text:p text:style-name="P1"/>
      <text:p text:style-name="P1">Applying this to all your custom controls, you can use as many assemblies as you want and still refer to them with the single 'ctrl' namespace prefix.</text:p>
      <text:p text:style-name="P1"/>
      <text:p text:style-name="P1"/>
      <text:p text:style-name="P1">Architecture</text:p>
      <text:p text:style-name="P1"/>
      <text:p text:style-name="P1">You should build at least a 64-bits binary in release mode, to ensure that developpers making the effort of building 64-bits application have a direct access to your control.</text:p>
      <text:p text:style-name="P1"/>
      <text:p text:style-name="P1">You also have no choice but to build a debug version for the 'Any CPU' platform if you want the Visual Studio Xaml Designer be able to parse your xaml files without errors. This limitation still exists in Visual Studio 2013.</text:p>
      <text:p text:style-name="P1"/>
      <text:p text:style-name="P1"/>
      <text:p text:style-name="P1">Digital Signature</text:p>
      <text:p text:style-name="P1"/>
      <text:p text:style-name="P1">If your control is going to be reused by people you don't know, it might be a good idea to digitally sign all assemblies you create, for the purpose of ensuring that they are not tampered with.</text:p>
      <text:p text:style-name="P1"/>
      <text:p text:style-name="P1">First of all, you need your own (or you company's) digital certificate. There are several ways to obtain one, but you can try the free certificates given on cacert.org.</text:p>
      <text:p text:style-name="P1"/>
      <text:p text:style-name="P1">The following assumes you have obtained your certificate and saved a copy on a secure computer in the form of a .p12 file. First create a batch file (let's call it sign.bat) with the following commands:</text:p>
      <text:p text:style-name="P1"/>
      <text:p text:style-name="P1">"signtool.exe" sign -f "mycertificate.p12" -p "mypassword" -t http://timestamp.verisign.com/scripts/timestamp.dll %1</text:p>
      <text:p text:style-name="P1"/>
      <text:p text:style-name="P1">Here "mycertificate.p12" is the path to your certicate file (this assumes that you compile on the secure computer), "mypassword" is the password used to create the .p12 file, and %1 will refer to the first parameter of the batch file as usual.</text:p>
      <text:p text:style-name="P1"><text:soft-page-break/></text:p>
      <text:p text:style-name="P1">Then, add the following line in the post-buid events of the custom control project, found in the “Build Events” page of the project properties:</text:p>
      <text:p text:style-name="P1"/>
      <text:p text:style-name="P1">call "sign.bat" “$(TargetPath)"</text:p>
      <text:p text:style-name="P1"/>
      <text:p text:style-name="P1">This will execute the batch on every successful build, signing your assembly.</text:p>
      <text:p text:style-name="P1"/>
      <text:p text:style-name="P1">Multithreading</text:p>
      <text:p text:style-name="P1"/>
      <text:p text:style-name="P1">You can, and should, assume that all calls in and out the custom control are made from the graphic thread. Consequently:</text:p>
      <text:p text:style-name="P1">. There is no need to synchronize calls to your public methods, and changes made to your public writeable properties, with the custom control internal code, such as mouse events etc.</text:p>
      <text:p text:style-name="P1">. You have to handle code within asynchronous threads that you make, in such a way that they never raise an event the consumer can see, or run concurrently with code the consumer can call. Typically this means making the code that runs in timer callbacks as short as possible, and using Dispatcher.BeginInvoke to run code synchronously with the consumer.</text:p>
      <text:p text:style-name="P1"/>
      <text:p text:style-name="P1">Memory Management</text:p>
      <text:p text:style-name="P1"/>
      <text:p text:style-name="P1">Custom controls have the same constraints as any code using unmanaged resource. They should inherit from IDisposable if they use disposable resources such as time<text:span text:style-name="T6">r</text:span>s, and take advantage of the using syntax when using disposable objects.</text:p>
      <text:p text:style-name="P1"/>
      <text:p text:style-name="P1">Example of declaration of a custom control using a timer:</text:p>
      <text:p text:style-name="P1"/>
      <text:p text:style-name="P1">public partial class WavyLine : UserControl, IDisposable</text:p>
      <text:p text:style-name="P1">{</text:p>
      <text:p text:style-name="P1"><text:s text:c="4"/>...</text:p>
      <text:p text:style-name="P1"><text:s text:c="4"/>protected Timer SomeTimer { get; private set; }</text:p>
      <text:p text:style-name="P1"><text:s text:c="4"/>...</text:p>
      <text:p text:style-name="P1"/>
      <text:p text:style-name="P1"><text:s text:c="4"/>#region Implementation of IDisposable</text:p>
      <text:p text:style-name="P1"><text:s text:c="4"/>protected virtual void Dispose(bool IsDisposing)</text:p>
      <text:p text:style-name="P1"><text:s text:c="4"/>{</text:p>
      <text:p text:style-name="P1"><text:s text:c="8"/>if (IsDisposing)</text:p>
      <text:p text:style-name="P1"><text:s text:c="12"/>DisposeNow();</text:p>
      <text:p text:style-name="P1"><text:s text:c="4"/>}</text:p>
      <text:p text:style-name="P1"/>
      <text:p text:style-name="P1"><text:s text:c="4"/>private void DisposeNow()</text:p>
      <text:p text:style-name="P1"><text:s text:c="4"/>{</text:p>
      <text:p text:style-name="P1"><text:s text:c="8"/>if (SomeTimer != null)</text:p>
      <text:p text:style-name="P1"><text:s text:c="8"/>{</text:p>
      <text:p text:style-name="P1"><text:s text:c="12"/>SomeTimer.Dispose();</text:p>
      <text:p text:style-name="P1"><text:s text:c="12"/>SomeTimer = null;</text:p>
      <text:p text:style-name="P1"><text:s text:c="8"/>}</text:p>
      <text:p text:style-name="P1"><text:s text:c="4"/>}</text:p>
      <text:p text:style-name="P1"/>
      <text:p text:style-name="P1"><text:s text:c="4"/>public void Dispose()</text:p>
      <text:p text:style-name="P1"><text:s text:c="4"/>{</text:p>
      <text:p text:style-name="P1"><text:s text:c="8"/>Dispose(true);</text:p>
      <text:p text:style-name="P1"><text:soft-page-break/><text:s text:c="8"/>GC.SuppressFinalize(this);</text:p>
      <text:p text:style-name="P1"><text:s text:c="4"/>}</text:p>
      <text:p text:style-name="P1"/>
      <text:p text:style-name="P1"><text:s text:c="4"/>~WavyLine()</text:p>
      <text:p text:style-name="P1"><text:s text:c="4"/>{</text:p>
      <text:p text:style-name="P1"><text:s text:c="8"/>Dispose(false);</text:p>
      <text:p text:style-name="P1"><text:s text:c="4"/>}</text:p>
      <text:p text:style-name="P1"><text:s text:c="4"/>#endregion</text:p>
      <text:p text:style-name="P1">}</text:p>
      <text:p text:style-name="P1"/>
      <text:p text:style-name="P1"/>
      <text:p text:style-name="P1">Custom control design</text:p>
      <text:p text:style-name="P1"/>
      <text:p text:style-name="P1">If your control is very specific, you should introduce only the properties and events you need. However, if it's going to mimic some standard control, then your might want to support all properties events associated to this standard control, not to be compatible but to be as flexible as the original. This is a design decision:</text:p>
      <text:p text:style-name="P1">. Choose a custom control that inherits the original. It's often the sensible decision to make, but not the purpose of this document.</text:p>
      <text:p text:style-name="P1">. Choose a custom control that inherits from UserControl, but also exposes the original control as one of its component. You could be decorating it with additional objects, for instance. In that case, since the original control is exposed to the consumer, let them use styles to customize it.</text:p>
      <text:p text:style-name="P1">. <text:s/>Choose a custom control that inherits from UserControl, but you want to hide the original control, or you use a different implementation. For instance, a custom control that mimics a TextBlock but uses a RichTextBox internally for its powerful features. In that case, the consumer cannot apply styles to TextBlock since there is no TextBlock inside your custom control in the first place. In this case, you want to take all properties and events from the original control, and copy them in the custom control with roughtly the same behavior when possible. This way, a consumer can reuse styles they already have just changing the TargetType to target the custom control. Be aware that this means copy-and-paste style most of the time, not real reuse. Only use this design carefully.</text:p>
      <text:p text:style-name="P1"/>
      <text:p text:style-name="P1">Existing properties</text:p>
      <text:p text:style-name="P1"/>
      <text:p text:style-name="P1">The UserControl class comes with all the properties of a Control, which means a Background, FontSize, etc. </text:p>
      <text:p text:style-name="P1">. Do not declare these properties in your custom control if their meaning and behavior is unchanged.</text:p>
      <text:p text:style-name="P1">. Reuse these properties in nested controls within your custom control if applicable. For instance, this is often not necessary for Background, or BorderBrush, since they usually apply directly or not at all (Background applies directly as long as everything that <text:span text:style-name="T8">can be</text:span> transparent is, and BorderBrush only applies to the border of the custom control, not the nested controls at all).</text:p>
      <text:p text:style-name="P1">Also, for many properties nested controls reuse the value from the content control they are embedded within. For example, if you set FontSize for the custom control, all controls within it will reuse this font size, which may or may not be a good idea but usually is.</text:p>
      <text:p text:style-name="P1"/>
      <text:p text:style-name="P1">HorizontalContentAlignment (and VerticalContentAlignment)</text:p>
      <text:p text:style-name="P1"/>
      <text:p text:style-name="P1">These properties are here for controls that display collections. If this is your case, consider using the value of these already existing properties to sort your own alignment, instead of defining a custom property.</text:p>
      <text:p text:style-name="P1">Example: your custom control internally uses a ListBox, and it makes sense for the consumer to set horizontal alignement to Left, or Right. If they set the value of HorizontalContentAlignment for the custom control, it will not apply to the ListBox. You must therefore either bind the ListBox's <text:soft-page-break/>content alignment to that of the custom control, or let the consumer abuse the fact they know about the ListBox and apply a style to it. The former is probably a better idea, nobody likes to relie on insider information that may break backward compatibility later.</text:p>
      <text:p text:style-name="P1"/>
      <text:p text:style-name="P1">Naming your custom properties</text:p>
      <text:p text:style-name="P1"/>
      <text:p text:style-name="P1">When you name properties, consider reusing the name of a property with similar role in standard controls. For instance, use 'Content' for a single object of unknown type, 'ItemsSource' for a collection of objects, etc.</text:p>
      <text:p text:style-name="P1"/>
      <text:p text:style-name="P1">If a property, even read-write, is boolean is nature, prefix it with 'Is' or 'Are' like in 'IsEditing', 'AreAllLinesWavy' when the property is transient (it typically changes as a normal function of the control) and don't prefix it when the property is stable (it typically never changes during the lifetime of the control). Example of the later: the 'Focusable' property of all UIElement objects.</text:p>
      <text:p text:style-name="P1"/>
      <text:p text:style-name="P1">Declaring custom properties</text:p>
      <text:p text:style-name="P1"/>
      <text:p text:style-name="P1">For read/write properties that a consumer can modify at any time with no consequence, this is done by adding the following lines to the code-behind (Example given for a property called 'LineHeight' of type 'double' for the 'WavyLine' custom control):</text:p>
      <text:p text:style-name="P1"/>
      <text:p text:style-name="P1">#region LineHeight</text:p>
      <text:p text:style-name="P1">public static readonly DependencyProperty Property = DependencyProperty.Register("LineHeight", typeof(double), typeof(WavyLine), new FrameworkPropertyMetadata(double.NaN));</text:p>
      <text:p text:style-name="P1"/>
      <text:p text:style-name="P1">public double LineHeight</text:p>
      <text:p text:style-name="P1">{</text:p>
      <text:p text:style-name="P1"><text:s text:c="4"/>get { return (double)GetValue(LineHeightProperty); }</text:p>
      <text:p text:style-name="P1"><text:s text:c="4"/>set { SetValue(LineHeightProperty, value); }</text:p>
      <text:p text:style-name="P1">}</text:p>
      <text:p text:style-name="P1">#endregion</text:p>
      <text:p text:style-name="P1"/>
      <text:p text:style-name="P1">The naming pattern given in this example must be followed scrupulously. Usually this is not an issue.</text:p>
      <text:p text:style-name="P1"/>
      <text:p text:style-name="P1">This example gives a default value to the property (NaN), this is not necessary but still a best practice, if only to state explicitely what the default value is (quick, is the default value for 'double' NaN or zero?).</text:p>
      <text:p text:style-name="P1"/>
      <text:p text:style-name="P1">For complex types, you can either initialize the default value in the constructor, or use the C# default keyword. For instance, FrameworkPropertyMetadata(default(double)) initializes the property with zero.</text:p>
      <text:p text:style-name="P1"/>
      <text:p text:style-name="P1">Be careful that sometimes expected type conversions do not happen. For instance, using FrameworkPropertyMetadata(0) would bug because '0' is an int, not a double.</text:p>
      <text:p text:style-name="P1"/>
      <text:p text:style-name="P1">In the end, you should write FrameworkPropertyMetadata(0.0) if the default LineHeight is zero, and FrameworkPropertyMetadata(double.NaN) if the default LineHeight is NaN, probably meaning 'not used'.</text:p>
      <text:p text:style-name="P1"/>
      <text:p text:style-name="P1">For read-only properties, use the following syntax:</text:p>
      <text:p text:style-name="P1"/>
      <text:p text:style-name="P1"><text:soft-page-break/>#region Selected Items</text:p>
      <text:p text:style-name="P1">protected static readonly DependencyPropertyKey SelectedItemsPropertyKey = DependencyProperty.RegisterReadOnly("SelectedItems", typeof(IList), typeof(WavyLine), new PropertyMetadata(null));</text:p>
      <text:p text:style-name="P1">public static readonly DependencyProperty SelectedItemsProperty = SelectedItemsPropertyKey.DependencyProperty;</text:p>
      <text:p text:style-name="P1"/>
      <text:p text:style-name="P1">public IList SelectedItems</text:p>
      <text:p text:style-name="P1">{</text:p>
      <text:p text:style-name="P1"><text:s text:c="4"/>get { return (IList)GetValue(SelectedItemsProperty); }</text:p>
      <text:p text:style-name="P1">}</text:p>
      <text:p text:style-name="P1">#endregion</text:p>
      <text:p text:style-name="P1"/>
      <text:p text:style-name="P1">This set of declarations will make the read-only version of the property public, and the read-write version protected, therefore only allowing the consumer to read the value.</text:p>
      <text:p text:style-name="P1">In this particular example, the WavyLine custom control declares the read-only property SelectedItems, of type IList with default value null. Note that the default value is mandatory, hence why you should know about the <text:span text:style-name="T1">default</text:span> C# keyword, essentially for generic types.</text:p>
      <text:p text:style-name="P1"/>
      <text:p text:style-name="P1">To set the property inside the custom control, make the following call:</text:p>
      <text:p text:style-name="P1"/>
      <text:p text:style-name="P1">SetValue(SelectedItemsPropertyKey, NewValue);</text:p>
      <text:p text:style-name="P1"/>
      <text:p text:style-name="P1">To the best of my knowledge, there aren't any other substantial differences between read-only and read-write custom properties.</text:p>
      <text:p text:style-name="P1"/>
      <text:p text:style-name="P1">Read-Write properties with a change handler</text:p>
      <text:p text:style-name="P1"/>
      <text:p text:style-name="P1">If the custom control needs to be aware of any change made to the property by the consumer, use the following syntax (starting from the LineHeight example we have seen previously):</text:p>
      <text:p text:style-name="P1"/>
      <text:p text:style-name="P1">#region LineHeight</text:p>
      <text:p text:style-name="P1">public static readonly DependencyProperty Property = DependencyProperty.Register("LineHeight", typeof(double), typeof(WavyLine), new FrameworkPropertyMetadata(double.NaN, OnLineHeightChanged));</text:p>
      <text:p text:style-name="P1"/>
      <text:p text:style-name="P1">public double LineHeight</text:p>
      <text:p text:style-name="P1">{</text:p>
      <text:p text:style-name="P1"><text:s text:c="4"/>get { return (double)GetValue(LineHeightProperty); }</text:p>
      <text:p text:style-name="P1"><text:s text:c="4"/>set { SetValue(LineHeightProperty, value); }</text:p>
      <text:p text:style-name="P1">}</text:p>
      <text:p text:style-name="P1"/>
      <text:p text:style-name="P1">protected static void OnLineHeightChanged(DependencyObject d, DependencyPropertyChangedEventArgs e)</text:p>
      <text:p text:style-name="P1">{</text:p>
      <text:p text:style-name="P1"><text:s text:c="4"/>WavyLine ctrl = (WavyLine)d;</text:p>
      <text:p text:style-name="P1"><text:s text:c="4"/>ctrl.OnLineHeightChanged(e);</text:p>
      <text:p text:style-name="P1">}</text:p>
      <text:p text:style-name="P1"/>
      <text:p text:style-name="P1">protected virtual void OnIsEditingChanged(DependencyPropertyChangedEventArgs e)</text:p>
      <text:p text:style-name="P1">{</text:p>
      <text:p text:style-name="P1"><text:s text:c="4"/>... // Handle the new value</text:p>
      <text:p text:style-name="P1"><text:soft-page-break/>}</text:p>
      <text:p text:style-name="P1">#endregion</text:p>
      <text:p text:style-name="P1"/>
      <text:p text:style-name="P1">This interface is for the consumer only. The custom control should not write to this property. Instead, use a separate variable inside the custom control and write code that modifies that variable concurrently, either from OnIsEditingChanged(DependencyPropertyChangedEventArgs e) or from other places in the custom control code.</text:p>
      <text:p text:style-name="P1"/>
      <text:p text:style-name="P1">Example : The final LineHeight could be a combination of the consumer wishes and some requirements such as: always positive, never above some other value, etc. Create a variable called FinalLineHeight, run the code that updates it everywhere necessary, including the constructor and the OnLineHeightChanged(DependencyPropertyChangedEventArgs e) routine.</text:p>
      <text:p text:style-name="P1"/>
      <text:p text:style-name="P1">As an alternative, if the value must be coerced based on other values (such as a custom min and max, see ProgressBar) provided by the consumer, and the consumer only, use a CoerceValueCallback instead. The advantage of the coercion callback is that it follows the standard, however if one of the requirement sources is outside the consumer control, you should not use this mechanism.</text:p>
      <text:p text:style-name="P1"/>
      <text:p text:style-name="P1"/>
      <text:p text:style-name="P1">Xaml file</text:p>
      <text:p text:style-name="P1"/>
      <text:p text:style-name="P1">The simplest way to create a custom control that inherits from UserControl is to use the Visual Studio wizard to create a new item, and choose “User Control (WPF)”.</text:p>
      <text:p text:style-name="P1"/>
      <text:p text:style-name="P1">When naming your control, you should consider using a name consistent with the WPF naming scheme. For instance, if you<text:span text:style-name="T9">r</text:span> control is specific, don't end its name with 'Control'. On the other hand, if your control is be used as the base for other, unspecific controls, then you should end its name with 'Control'. Ex: ContentControl, ItemsControl, etc.</text:p>
      <text:p text:style-name="P1"/>
      <text:p text:style-name="P1">The following demonstrates the basic xaml file of the “WavyLine” custom control in the “CustomControls” namespace. All lines created by the wizard for design purpose have been stripped:</text:p>
      <text:p text:style-name="P1"/>
      <text:p text:style-name="P1">&lt;UserControl x:Class="CustomControls.WavyLine"</text:p>
      <text:p text:style-name="P1"><text:s text:c="13"/>xmlns="http://schemas.microsoft.com/winfx/2006/xaml/presentation"</text:p>
      <text:p text:style-name="P1"><text:s text:c="13"/>xmlns:x="http://schemas.microsoft.com/winfx/2006/xaml"</text:p>
      <text:p text:style-name="P1"><text:s text:c="13"/>xmlns:ctrl="clr-namespace:CustomControls"&gt;</text:p>
      <text:p text:style-name="P1"><text:s text:c="4"/>&lt;Grid&gt;</text:p>
      <text:p text:style-name="P1"><text:s text:c="8"/>...</text:p>
      <text:p text:style-name="P1"><text:s text:c="4"/>&lt;/Grid&gt;</text:p>
      <text:p text:style-name="P1">&lt;/UserControl&gt;</text:p>
      <text:p text:style-name="P1"/>
      <text:p text:style-name="P1">The 'ctrl' namespace extension has been introduced because it will be used within the custom control for binding.</text:p>
      <text:p text:style-name="P1"/>
      <text:p text:style-name="P1">A UserControl is a ContentControl, therefore it must contain at least one (and usually more) standard (or other custom) control(s). Here we use the Grid container but any other can do, such as DockPanel, Canvas etc.</text:p>
      <text:p text:style-name="P1"/>
      <text:p text:style-name="P1"/>
      <text:p text:style-name="P1">Binding to the custom control properties</text:p>
      <text:p text:style-name="P1"><text:soft-page-break/></text:p>
      <text:p text:style-name="P1">Using binding instead of code-behind is recommended for the same reason it is recommended in general in applications. Custom controls don't have particular reasons to use or not use binding.</text:p>
      <text:p text:style-name="P1"/>
      <text:p text:style-name="P1">There are several ways a nested control can bind to a property of the custom control that contains it. Here we will consider a TextBlock that binds its Text property to the custom control LineHeight property (ignoring any conversion for now):</text:p>
      <text:p text:style-name="P1">. Name the custom control</text:p>
      <text:p text:style-name="P1">Example:</text:p>
      <text:p text:style-name="P1"/>
      <text:p text:style-name="P1">&lt;UserControl x:Class="CustomControls.WavyLine"</text:p>
      <text:p text:style-name="P1"><text:s text:c="13"/>x:Name="ctrlMain"</text:p>
      <text:p text:style-name="P1"><text:s text:c="13"/>xmlns="http://schemas.microsoft.com/winfx/2006/xaml/presentation"</text:p>
      <text:p text:style-name="P1"><text:s text:c="13"/>xmlns:x="http://schemas.microsoft.com/winfx/2006/xaml"</text:p>
      <text:p text:style-name="P1"><text:s text:c="13"/>xmlns:ctrl="clr-namespace:CustomControls"&gt;</text:p>
      <text:p text:style-name="P1"><text:s text:c="4"/>&lt;Grid&gt;</text:p>
      <text:p text:style-name="P1"><text:s text:c="8"/>...</text:p>
      <text:p text:style-name="P1"><text:s text:c="8"/>&lt;TextBlock Text="{Binding LineHeight, ElementName=ctrlMain}"/&gt;</text:p>
      <text:p text:style-name="P1"><text:s text:c="8"/>...</text:p>
      <text:p text:style-name="P1"><text:s text:c="4"/>&lt;/Grid&gt;</text:p>
      <text:p text:style-name="P1">&lt;/UserControl&gt;</text:p>
      <text:p text:style-name="P1"/>
      <text:p text:style-name="P1">The example gives the name 'ctrlMain' to the custom control and allows others to bind to it with th<text:span text:style-name="T10">e</text:span> ElementName binding source syntax.</text:p>
      <text:p text:style-name="P1"/>
      <text:p text:style-name="P1">The advantage of this approach is simplicity. There are at least two disadvantages:</text:p>
      <text:p text:style-name="P1">. You're potentially introducing many controls with the same name in the application, which can lead to unexpected consequences or fail right away. As an example of bad consequences, a call to FindName() may return the wrong object.</text:p>
      <text:p text:style-name="P1">. You pollute the application set of names. This is particularly disastrous if other people call their custom control 'ctrlMain' too. Even if you know the application can use only one copy of your custom control, you still interfere with other's.</text:p>
      <text:p text:style-name="P1"/>
      <text:p text:style-name="P1">. Bind to the control as an ancestor</text:p>
      <text:p text:style-name="P1">Example:</text:p>
      <text:p text:style-name="P1"/>
      <text:p text:style-name="P1">&lt;UserControl x:Class="CustomControls.WavyLine"</text:p>
      <text:p text:style-name="P1"><text:s text:c="13"/>xmlns="http://schemas.microsoft.com/winfx/2006/xaml/presentation"</text:p>
      <text:p text:style-name="P1"><text:s text:c="13"/>xmlns:x="http://schemas.microsoft.com/winfx/2006/xaml"</text:p>
      <text:p text:style-name="P1"><text:s text:c="13"/>xmlns:ctrl="clr-namespace:CustomControls"&gt;</text:p>
      <text:p text:style-name="P1"><text:s text:c="4"/>&lt;Grid&gt;</text:p>
      <text:p text:style-name="P1"><text:s text:c="8"/>...</text:p>
      <text:p text:style-name="P1"><text:s text:c="8"/>&lt;TextBlock Text="{Binding LineHeight, RelativeSource={RelativeSource AncestorType={x:Type ctrl:WavyLine}}}"/&gt;</text:p>
      <text:p text:style-name="P1"><text:s text:c="8"/>...</text:p>
      <text:p text:style-name="P1"><text:s text:c="4"/>&lt;/Grid&gt;</text:p>
      <text:p text:style-name="P1">&lt;/UserControl&gt;</text:p>
      <text:p text:style-name="P1"/>
      <text:p text:style-name="P1">This time we use a binding that will look down the parent tree until it finds a 'ctrl:WavyLine' object, i.e. the root of the custom control.</text:p>
      <text:p text:style-name="P1"/>
      <text:p text:style-name="P1">The disadvantage of this approach is of course complexity.</text:p>
      <text:p text:style-name="P1"><text:soft-page-break/></text:p>
      <text:p text:style-name="P1"/>
      <text:p text:style-name="P1">Accessing nested controls</text:p>
      <text:p text:style-name="P1"/>
      <text:p text:style-name="P1">Sometimes you want to directly access one of the nested controls embedded within the custom control. To read one of its properties that is not a dependency property. Example of such a situation is reading ActualWith and ActualHeight to resize things properly.</text:p>
      <text:p text:style-name="P1"/>
      <text:p text:style-name="P1">Like in the example of binding, you can simply give a name to the nested control and use that name directly in the code:</text:p>
      <text:p text:style-name="P1"/>
      <text:p text:style-name="P1">&lt;UserControl x:Class="CustomControls.WavyLine"</text:p>
      <text:p text:style-name="P1"><text:s text:c="13"/>xmlns="http://schemas.microsoft.com/winfx/2006/xaml/presentation"</text:p>
      <text:p text:style-name="P1"><text:s text:c="13"/>xmlns:x="http://schemas.microsoft.com/winfx/2006/xaml"&gt;</text:p>
      <text:p text:style-name="P1"><text:s text:c="4"/>&lt;Grid&gt;</text:p>
      <text:p text:style-name="P1"><text:s text:c="8"/>...</text:p>
      <text:p text:style-name="P1"><text:s text:c="8"/>&lt;TextBlock Name="textblock1"/&gt;</text:p>
      <text:p text:style-name="P1"><text:s text:c="8"/>...</text:p>
      <text:p text:style-name="P1"><text:s text:c="4"/>&lt;/Grid&gt;</text:p>
      <text:p text:style-name="P1">&lt;/UserControl&gt;</text:p>
      <text:p text:style-name="P1"/>
      <text:p text:style-name="P1">protected virtual void Resize()</text:p>
      <text:p text:style-name="P1">{</text:p>
      <text:p text:style-name="P1"><text:s text:c="4"/>double ActualHeight = textblock1.ActualHeight;</text:p>
      <text:p text:style-name="P1"><text:s text:c="4"/>….</text:p>
      <text:p text:style-name="P1">}</text:p>
      <text:p text:style-name="P1"/>
      <text:p text:style-name="P1">The disadvantage is similar to using ElementName to bind properties, except that you can have multiple copies of the custom control in the application with no adverse effect (each copy doesn't see other's names). In addition to that, your nested control is now public and can be accessed from the consumer code directly, usually not a good thing (most developers like to maintain isolation, even if it's seldom a problem in practice).</text:p>
      <text:p text:style-name="P1"/>
      <text:p text:style-name="P1">Also, the direct reference to the nested control in the code can become be a null pointer for custom controls that can have their template changed. Fortunately, a control deriving from UserControl does not have this problem.</text:p>
      <text:p text:style-name="P1"/>
      <text:p text:style-name="P1">If you want to avoid the nested control's name to be public, use the following syntax:</text:p>
      <text:p text:style-name="P1"/>
      <text:p text:style-name="P1">&lt;TextBlock Name="textblock1" x:FieldModifier="protected"/&gt;</text:p>
      <text:p text:style-name="P1"/>
      <text:p text:style-name="P1"/>
      <text:p text:style-name="P1">Supporting styles for nested controls</text:p>
      <text:p text:style-name="P1"/>
      <text:p text:style-name="P1">One of the benefits of deriving from UserControl is that all nested controls can use the same style as other controls in the application. For instance, if the consumer decides that they would like all grids to use a linear gradient brush, and your custom control uses a grid as container, the application-wide brush will also apply to you.</text:p>
      <text:p text:style-name="P1">Similarly, if the consumer knows you're using some nested control and they want to take advantage of that to change your appearance, they can embed your control in some container, and inside that container create a style for that control that will only apply to you.</text:p>
      <text:p text:style-name="P1"/>
      <text:p text:style-name="P1"><text:soft-page-break/>In the example below, assuming a WavyLine custom control is made of one or more Path, all of them will display red lines:</text:p>
      <text:p text:style-name="P1"/>
      <text:p text:style-name="P1">&lt;Grid&gt;</text:p>
      <text:p text:style-name="P1"><text:s text:c="4"/>&lt;Grid.Resources&gt;</text:p>
      <text:p text:style-name="P1"><text:s text:c="8"/>&lt;Style TargetType="{x:Type ctrl:Path}"&gt;</text:p>
      <text:p text:style-name="P1"><text:s text:c="12"/>&lt;Setter Property="Stroke" Value="Red"/&gt;</text:p>
      <text:p text:style-name="P1"><text:s text:c="8"/>&lt;/Style&gt;</text:p>
      <text:p text:style-name="P1"><text:s text:c="4"/>&lt;/Grid.Resources&gt;</text:p>
      <text:p text:style-name="P1"><text:s text:c="4"/>&lt;ctrl:WavyLine/&gt;</text:p>
      <text:p text:style-name="P1">&lt;/Grid&gt;</text:p>
      <text:p text:style-name="P1"/>
      <text:p text:style-name="P1">Best practices to take styling into account:</text:p>
      <text:p text:style-name="P1">. Apply a default style in the custom control anytime a style can be modified by the code-behind, or by any action that does no revert to the default. Otherwise, the consumer style would apply only until it is overwritten.</text:p>
      <text:p text:style-name="P1">. Do not allow styling for properties that are essential to your custom control, specify the property value instead. A typical example is specifying the Stretch alignment. Identifying these properties is a key issue.</text:p>
      <text:p text:style-name="P1"/>
      <text:p text:style-name="P1">Events to report the control activity</text:p>
      <text:p text:style-name="P1"/>
      <text:p text:style-name="P1">It's a good practice to report what's is going on in the custom control, even more so (but not limited to) when changes are triggered by a user. Typically, a property will be associated to one or more events when its value changes.</text:p>
      <text:p text:style-name="P1"/>
      <text:p text:style-name="P1">For instance, consider a custom control on which the user can click to start editing some text. It may be a good idea to do the following:</text:p>
      <text:p text:style-name="P1">. Report when the control enters and leaves editing mode.</text:p>
      <text:p text:style-name="P1">. Report when the text changes after leaving editing mode.</text:p>
      <text:p text:style-name="P1">. Allow the consuming application to cancel entering editing mode and / or changing the text. You can also allow the application to cancel leaving editing mode, for instance if the text would be invalid (like a star or question mark in a file name).</text:p>
      <text:p text:style-name="P1"/>
      <text:p text:style-name="P1">When reporting an event, make sure the control is in the proper state. Taking the example of the editable text above, report that the text changed only after the new value is applied, to allow the event receiver to read the new value. On the contrary, if the change can be cancelled, report the new value in the event itself and only apply the change in the control upon return, if not cancelled by the consumer.</text:p>
      <text:p text:style-name="P1"/>
      <text:p text:style-name="P1">Here is an example of the definition of an event:</text:p>
      <text:p text:style-name="P1"/>
      <text:p text:style-name="P1"><text:span text:style-name="T2">#region</text:span><text:span text:style-name="T3"> Line Changed event</text:span></text:p>
      <text:p text:style-name="P2"><text:span text:style-name="T2">public</text:span><text:span text:style-name="T3"> </text:span><text:span text:style-name="T2">static</text:span><text:span text:style-name="T3"> </text:span><text:span text:style-name="T2">readonly</text:span><text:span text:style-name="T3"> </text:span><text:span text:style-name="T4">RoutedEvent</text:span><text:span text:style-name="T3"> LineChangedEvent = </text:span><text:span text:style-name="T4">EventManager</text:span><text:span text:style-name="T3">.RegisterRoutedEvent(</text:span><text:span text:style-name="T5">"LineChanged"</text:span><text:span text:style-name="T3">, </text:span><text:span text:style-name="T4">RoutingStrategy</text:span><text:span text:style-name="T3">.Bubble, </text:span><text:span text:style-name="T2">typeof</text:span><text:span text:style-name="T3">(</text:span><text:span text:style-name="T4">RoutedEventHandler</text:span><text:span text:style-name="T3">), </text:span><text:span text:style-name="T2">typeof</text:span><text:span text:style-name="T3">(</text:span><text:span text:style-name="T4">WavyLine</text:span><text:span text:style-name="T3">));</text:span></text:p>
      <text:p text:style-name="P3"/>
      <text:p text:style-name="P2"><text:span text:style-name="T2">public</text:span><text:span text:style-name="T3"> </text:span><text:span text:style-name="T2">event</text:span><text:span text:style-name="T3"> </text:span><text:span text:style-name="T4">RoutedEventHandler</text:span><text:span text:style-name="T3"> LineChanged</text:span></text:p>
      <text:p text:style-name="P3">{</text:p>
      <text:p text:style-name="P2"><text:span text:style-name="T3"><text:s text:c="4"/></text:span><text:span text:style-name="T2">add</text:span><text:span text:style-name="T3"> { AddHandler(LineChangedEvent, </text:span><text:span text:style-name="T2">value</text:span><text:span text:style-name="T3">); }</text:span></text:p>
      <text:p text:style-name="P2"><text:span text:style-name="T3"><text:s text:c="4"/></text:span><text:span text:style-name="T2">remove</text:span><text:span text:style-name="T3"> { RemoveHandler(LineChangedEvent, </text:span><text:span text:style-name="T2">value</text:span><text:span text:style-name="T3">); }</text:span></text:p>
      <text:p text:style-name="P3">}</text:p>
      <text:p text:style-name="P3"/>
      <text:p text:style-name="P2"><text:span text:style-name="T2">protected</text:span><text:span text:style-name="T3"> </text:span><text:span text:style-name="T2">virtual</text:span><text:span text:style-name="T3"> </text:span><text:span text:style-name="T2">void</text:span><text:span text:style-name="T3"> NotifyLineChanged(</text:span><text:span text:style-name="T4">Path</text:span><text:span text:style-name="T3"> NewLine, </text:span><text:span text:style-name="T2">out</text:span><text:span text:style-name="T3"> </text:span><text:span text:style-name="T2">bool</text:span><text:span text:style-name="T3"> IsCancelled)</text:span></text:p>
      <text:p text:style-name="P3">{</text:p>
      <text:p text:style-name="P2"><text:soft-page-break/><text:span text:style-name="T3"><text:s text:c="4"/></text:span><text:span text:style-name="T4">WavyLineEventArgs</text:span><text:span text:style-name="T3"> Args = CreateLineChangedEvent(NewLine);</text:span></text:p>
      <text:p text:style-name="P3"><text:s text:c="4"/>RaiseEvent(Args);</text:p>
      <text:p text:style-name="P3"/>
      <text:p text:style-name="P3"><text:s text:c="4"/>IsCancelled = Args.IsCancelled;</text:p>
      <text:p text:style-name="P3">}</text:p>
      <text:p text:style-name="P3"/>
      <text:p text:style-name="P2"><text:span text:style-name="T2">protected</text:span><text:span text:style-name="T3"> </text:span><text:span text:style-name="T2">virtual</text:span><text:span text:style-name="T3"> </text:span><text:span text:style-name="T4">WavyLineEventArgs</text:span><text:span text:style-name="T3"> CreateLineChangedEvent(</text:span><text:span text:style-name="T4">Path</text:span><text:span text:style-name="T3"> NewLine)</text:span></text:p>
      <text:p text:style-name="P3">{</text:p>
      <text:p text:style-name="P2"><text:span text:style-name="T3"><text:s text:c="4"/></text:span><text:span text:style-name="T2">return</text:span><text:span text:style-name="T3"> </text:span><text:span text:style-name="T2">new</text:span><text:span text:style-name="T3"> </text:span><text:span text:style-name="T4">WavyLineEventArgs</text:span><text:span text:style-name="T3">(LineChangedEvent, </text:span><text:span text:style-name="T2">this</text:span><text:span text:style-name="T3">, NewLine);</text:span></text:p>
      <text:p text:style-name="P3">}</text:p>
      <text:p text:style-name="P4">#endregion</text:p>
      <text:p text:style-name="P1"/>
      <text:p text:style-name="P1">The code above assumes the following definition for WavyLineEventArgs:</text:p>
      <text:p text:style-name="P1"/>
      <text:p text:style-name="P1"><text:span text:style-name="T2">public</text:span><text:span text:style-name="T3"> </text:span><text:span text:style-name="T2">class</text:span><text:span text:style-name="T3"> </text:span><text:span text:style-name="T4">WavyLineEventArgs</text:span><text:span text:style-name="T3"> : </text:span><text:span text:style-name="T4">RoutedEventArgs</text:span></text:p>
      <text:p text:style-name="P3">{</text:p>
      <text:p text:style-name="P2"><text:span text:style-name="T2"><text:s text:c="4"/>#region</text:span><text:span text:style-name="T3"> Init</text:span></text:p>
      <text:p text:style-name="P2"><text:span text:style-name="T3"><text:s text:c="4"/></text:span><text:span text:style-name="T2">internal</text:span><text:span text:style-name="T3"> WavyLineEventArgs(</text:span><text:span text:style-name="T4">RoutedEvent</text:span><text:span text:style-name="T3"> routedEvent, </text:span><text:span text:style-name="T4">WavyLine</text:span><text:span text:style-name="T3"> source, </text:span><text:span text:style-name="T4">Path</text:span><text:span text:style-name="T3"> Line)</text:span></text:p>
      <text:p text:style-name="P2"><text:span text:style-name="T3"><text:s text:c="8"/>: </text:span><text:span text:style-name="T2">base</text:span><text:span text:style-name="T3">(routedEvent, source)</text:span></text:p>
      <text:p text:style-name="P3"><text:s text:c="4"/>{</text:p>
      <text:p text:style-name="P2"><text:span text:style-name="T3"><text:s text:c="8"/></text:span><text:span text:style-name="T2">this</text:span><text:span text:style-name="T3">.Line = Line;</text:span></text:p>
      <text:p text:style-name="P3"/>
      <text:p text:style-name="P2"><text:span text:style-name="T3"><text:s text:c="8"/>IsCancelled = </text:span><text:span text:style-name="T2">false</text:span><text:span text:style-name="T3">;</text:span></text:p>
      <text:p text:style-name="P3"><text:s text:c="4"/>}</text:p>
      <text:p text:style-name="P4"><text:s text:c="4"/>#endregion</text:p>
      <text:p text:style-name="P3"/>
      <text:p text:style-name="P2"><text:span text:style-name="T2"><text:s text:c="4"/>#region</text:span><text:span text:style-name="T3"> Properties</text:span></text:p>
      <text:p text:style-name="P2"><text:span text:style-name="T3"><text:s text:c="4"/></text:span><text:span text:style-name="T2">public</text:span><text:span text:style-name="T3"> </text:span><text:span text:style-name="T4">Path</text:span><text:span text:style-name="T3"> Line { </text:span><text:span text:style-name="T2">get</text:span><text:span text:style-name="T3">; </text:span><text:span text:style-name="T2">private</text:span><text:span text:style-name="T3"> </text:span><text:span text:style-name="T2">set</text:span><text:span text:style-name="T3">; }</text:span></text:p>
      <text:p text:style-name="P2"><text:span text:style-name="T3"><text:s text:c="4"/></text:span><text:span text:style-name="T2">public</text:span><text:span text:style-name="T3"> </text:span><text:span text:style-name="T2">bool</text:span><text:span text:style-name="T3"> IsCancelled { </text:span><text:span text:style-name="T2">get</text:span><text:span text:style-name="T3">; </text:span><text:span text:style-name="T2">private</text:span><text:span text:style-name="T3"> </text:span><text:span text:style-name="T2">set</text:span><text:span text:style-name="T3">; }</text:span></text:p>
      <text:p text:style-name="P4"><text:s text:c="4"/>#endregion</text:p>
      <text:p text:style-name="P3"/>
      <text:p text:style-name="P2"><text:span text:style-name="T2"><text:s text:c="4"/>#region</text:span><text:span text:style-name="T3"> Client Interface</text:span></text:p>
      <text:p text:style-name="P2"><text:span text:style-name="T3"><text:s text:c="4"/></text:span><text:span text:style-name="T2">public</text:span><text:span text:style-name="T3"> </text:span><text:span text:style-name="T2">virtual</text:span><text:span text:style-name="T3"> </text:span><text:span text:style-name="T2">void</text:span><text:span text:style-name="T3"> Cancel()</text:span></text:p>
      <text:p text:style-name="P3"><text:s text:c="4"/>{</text:p>
      <text:p text:style-name="P2"><text:span text:style-name="T3"><text:s text:c="8"/>IsCancelled = </text:span><text:span text:style-name="T2">true</text:span><text:span text:style-name="T3">;</text:span></text:p>
      <text:p text:style-name="P3"><text:s text:c="4"/>}</text:p>
      <text:p text:style-name="P4"><text:s text:c="4"/>#endregion</text:p>
      <text:p text:style-name="P3">}</text:p>
      <text:p text:style-name="P1"/>
      <text:p text:style-name="P1">This sample code demonstrates a number of practices that you may want to follow:</text:p>
      <text:p text:style-name="P1">. Use RoutedEventArgs if and only if your event doesn't have any parameter. Otherwise, define a custom argument class as shown above.</text:p>
      <text:p text:style-name="P1">. Define your own method to raise the event so that it's always done from the same place.</text:p>
      <text:p text:style-name="P1">. If the event signals an action that can be cancelled, follow the pattern above so that any chain of handlers can cancel the action but not inadvertantly remove the cancellation decided by another handler (this is why you can write IsCancelled only one way, to true).</text:p>
      <text:p text:style-name="P1">. The WavyLineEventArgs class has an internal constructor to avoid faking the event.</text:p>
      <text:p text:style-name="P1">. The WavyLineEventArgs object is created in a separate method to allow derived classes to enhance its feature by creating their own derived event arguments. This is a general practice in object-oriented languages with polymorphis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H36M32S</meta:editing-duration>
    <meta:editing-cycles>44</meta:editing-cycles>
    <meta:generator>LibreOffice/5.1.6.2$Windows_x86 LibreOffice_project/07ac168c60a517dba0f0d7bc7540f5afa45f0909</meta:generator>
    <dc:date>2017-09-05T23:03:25.376000000</dc:date>
    <meta:document-statistic meta:table-count="0" meta:image-count="0" meta:object-count="0" meta:page-count="11" meta:paragraph-count="296" meta:word-count="3539" meta:character-count="24592" meta:non-whitespace-character-count="20641"/>
    <meta:user-defined meta:name="Info 1"/>
    <meta:user-defined meta:name="Info 2"/>
    <meta:user-defined meta:name="Info 3"/>
    <meta:user-defined meta:name="Info 4"/>
  </office:meta>
</office:document-meta>
</file>